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b1cc" officeooo:paragraph-rsid="0004b1cc" style:font-weight-asian="bold" style:font-weight-complex="bold"/>
    </style:style>
    <style:style style:name="P2" style:family="paragraph" style:parent-style-name="Standard">
      <style:text-properties fo:font-weight="bold" officeooo:rsid="0005e360" officeooo:paragraph-rsid="0005e360" style:font-weight-asian="bold" style:font-weight-complex="bold"/>
    </style:style>
    <style:style style:name="P3" style:family="paragraph" style:parent-style-name="Standard">
      <style:text-properties fo:font-weight="normal" officeooo:rsid="0004b1cc" officeooo:paragraph-rsid="0004b1cc" style:font-weight-asian="normal" style:font-weight-complex="normal"/>
    </style:style>
    <style:style style:name="P4" style:family="paragraph" style:parent-style-name="Standard">
      <style:text-properties fo:font-weight="normal" officeooo:rsid="0005e360" officeooo:paragraph-rsid="0005e360" style:font-weight-asian="normal" style:font-weight-complex="normal"/>
    </style:style>
    <style:style style:name="P5" style:family="paragraph" style:parent-style-name="Standard">
      <style:text-properties fo:font-weight="normal" officeooo:rsid="0005e360" officeooo:paragraph-rsid="0009a49c" style:font-weight-asian="normal" style:font-weight-complex="normal"/>
    </style:style>
    <style:style style:name="P6" style:family="paragraph" style:parent-style-name="Standard">
      <style:text-properties fo:font-weight="normal" officeooo:rsid="0009a49c" officeooo:paragraph-rsid="0009a49c" style:font-weight-asian="normal" style:font-weight-complex="normal"/>
    </style:style>
    <style:style style:name="P7" style:family="paragraph" style:parent-style-name="Standard">
      <style:text-properties fo:font-weight="normal" officeooo:rsid="000abf86" officeooo:paragraph-rsid="000abf86" style:font-weight-asian="normal" style:font-weight-complex="normal"/>
    </style:style>
    <style:style style:name="P8" style:family="paragraph" style:parent-style-name="Standard">
      <style:text-properties fo:font-weight="normal" officeooo:rsid="000abf86" officeooo:paragraph-rsid="000b4cb1" style:font-weight-asian="normal" style:font-weight-complex="normal"/>
    </style:style>
    <style:style style:name="P9" style:family="paragraph" style:parent-style-name="Standard">
      <style:text-properties fo:font-weight="normal" officeooo:rsid="000b4cb1" officeooo:paragraph-rsid="000b4cb1" style:font-weight-asian="normal" style:font-weight-complex="normal"/>
    </style:style>
    <style:style style:name="P10" style:family="paragraph" style:parent-style-name="Standard">
      <style:text-properties style:text-line-through-style="none" style:text-line-through-type="none" style:text-underline-style="none" fo:font-weight="normal" officeooo:rsid="0005e360" officeooo:paragraph-rsid="0004b1cc" style:font-weight-asian="normal" style:font-weight-complex="normal"/>
    </style:style>
    <style:style style:name="P11" style:family="paragraph" style:parent-style-name="Standard">
      <style:text-properties fo:font-weight="normal" officeooo:rsid="0004b1cc" officeooo:paragraph-rsid="000c8655" style:font-weight-asian="normal" style:font-weight-complex="normal"/>
    </style:style>
    <style:style style:name="P12" style:family="paragraph" style:parent-style-name="Standard">
      <style:text-properties fo:font-weight="normal" officeooo:rsid="0004b1cc" officeooo:paragraph-rsid="0004b1cc" style:font-weight-asian="normal" style:font-weight-complex="normal"/>
    </style:style>
    <style:style style:name="P13" style:family="paragraph" style:parent-style-name="Standard">
      <style:text-properties fo:font-weight="normal" officeooo:rsid="0005e360" officeooo:paragraph-rsid="0005e360" style:font-weight-asian="normal" style:font-weight-complex="normal"/>
    </style:style>
    <style:style style:name="P14" style:family="paragraph" style:parent-style-name="Standard">
      <style:text-properties fo:font-weight="normal" officeooo:rsid="0005e360" officeooo:paragraph-rsid="000c8655" style:font-weight-asian="normal" style:font-weight-complex="normal"/>
    </style:style>
    <style:style style:name="P15" style:family="paragraph" style:parent-style-name="Standard">
      <style:text-properties fo:font-weight="normal" officeooo:rsid="0009a49c" officeooo:paragraph-rsid="000c8655" style:font-weight-asian="normal" style:font-weight-complex="normal"/>
    </style:style>
    <style:style style:name="P16" style:family="paragraph" style:parent-style-name="Standard">
      <style:text-properties fo:font-weight="normal" officeooo:rsid="0009a49c" officeooo:paragraph-rsid="000f5146" style:font-weight-asian="normal" style:font-weight-complex="normal"/>
    </style:style>
    <style:style style:name="P17" style:family="paragraph" style:parent-style-name="Standard">
      <style:text-properties fo:font-weight="normal" officeooo:rsid="000abf86" officeooo:paragraph-rsid="000e394a" style:font-weight-asian="normal" style:font-weight-complex="normal"/>
    </style:style>
    <style:style style:name="P18" style:family="paragraph" style:parent-style-name="Standard">
      <style:text-properties fo:font-weight="bold" officeooo:rsid="0005e360" officeooo:paragraph-rsid="0005e360" style:font-weight-asian="bold" style:font-weight-complex="bold"/>
    </style:style>
    <style:style style:name="P19" style:family="paragraph" style:parent-style-name="Standard">
      <style:text-properties style:text-line-through-style="none" style:text-line-through-type="none" style:text-underline-style="none" fo:font-weight="normal" officeooo:rsid="0005e360" officeooo:paragraph-rsid="0004b1cc" style:font-weight-asian="normal" style:font-weight-complex="normal"/>
    </style:style>
    <style:style style:name="P20" style:family="paragraph" style:parent-style-name="Standard">
      <style:text-properties style:text-line-through-style="none" style:text-line-through-type="none" style:text-underline-style="none" fo:font-weight="normal" officeooo:rsid="000f8d18" officeooo:paragraph-rsid="000f8d1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e360" style:font-weight-asian="normal" style:font-weight-complex="normal"/>
    </style:style>
    <style:style style:name="T3" style:family="text">
      <style:text-properties style:text-line-through-style="none" style:text-line-through-type="none" style:text-underline-style="none" fo:font-weight="normal" officeooo:rsid="0005e360" style:font-weight-asian="normal" style:font-weight-complex="normal"/>
    </style:style>
    <style:style style:name="T4" style:family="text">
      <style:text-properties style:text-line-through-style="none" style:text-line-through-type="none" style:text-underline-style="none" fo:font-weight="normal" officeooo:rsid="000893c1" style:font-weight-asian="normal" style:font-weight-complex="normal"/>
    </style:style>
    <style:style style:name="T5" style:family="text">
      <style:text-properties officeooo:rsid="0009a49c"/>
    </style:style>
    <style:style style:name="T6" style:family="text">
      <style:text-properties officeooo:rsid="000b4cb1"/>
    </style:style>
    <style:style style:name="T7" style:family="text">
      <style:text-properties officeooo:rsid="0005e360"/>
    </style:style>
    <style:style style:name="T8" style:family="text">
      <style:text-properties officeooo:rsid="000c8655"/>
    </style:style>
    <style:style style:name="T9" style:family="text">
      <style:text-properties officeooo:rsid="000e394a"/>
    </style:style>
    <style:style style:name="T10" style:family="text">
      <style:text-properties officeooo:rsid="000f51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 numérica:</text:p>
      <text:p text:style-name="P3"/>
      <text:p text:style-name="P1">Atributos categoricos:</text:p>
      <text:p text:style-name="P3"/>
      <text:p text:style-name="P1"><text:span text:style-name="T1">No </text:span><text:span text:style-name="T2">= 0</text:span><text:span text:style-name="T1">, Yes </text:span><text:span text:style-name="T2">= 1</text:span><text:span text:style-name="T1">, </text:span><text:span text:style-name="T3">N/A = -1, Unknown = -2, </text:span><text:span text:style-name="T4">Refused = -3, Not on original form = -4</text:span></text:p>
      <text:p text:style-name="P10"/>
      <text:p text:style-name="P20">Todos os atributos abaixo seguem o padrão mencionado acima:</text:p>
      <text:p text:style-name="P10"/>
      <text:p text:style-name="P3">majdepc</text:p>
      <text:p text:style-name="P3">majdepp</text:p>
      <text:p text:style-name="P3">moodgenc</text:p>
      <text:p text:style-name="P3">moodgenp</text:p>
      <text:p text:style-name="P3">moodsubc</text:p>
      <text:p text:style-name="P3">moodsubp</text:p>
      <text:p text:style-name="P3">manicc</text:p>
      <text:p text:style-name="P3">manicc</text:p>
      <text:p text:style-name="P3">manicp</text:p>
      <text:p text:style-name="P3">hmanicp</text:p>
      <text:p text:style-name="P11">typeiic</text:p>
      <text:p text:style-name="P11"><text:span text:style-name="T7">deprmd</text:span></text:p>
      <text:p text:style-name="P3">typeiip</text:p>
      <text:p text:style-name="P3">mangenc</text:p>
      <text:p text:style-name="P3">mangenp</text:p>
      <text:p text:style-name="P3">hypogenc</text:p>
      <text:p text:style-name="P3">hypogenp</text:p>
      <text:p text:style-name="P3">mansubc</text:p>
      <text:p text:style-name="P3">mansubp</text:p>
      <text:p text:style-name="P3">hyposubc</text:p>
      <text:p text:style-name="P3">yposubp</text:p>
      <text:p text:style-name="P3">anxdisc</text:p>
      <text:p text:style-name="P3">anxdisp</text:p>
      <text:p text:style-name="P3">anxsubc</text:p>
      <text:p text:style-name="P3">anxsubp</text:p>
      <text:p text:style-name="P3">pdnoagc</text:p>
      <text:p text:style-name="P3">pdnoagp</text:p>
      <text:p text:style-name="P3">pdagorc</text:p>
      <text:p text:style-name="P3">pdagorp</text:p>
      <text:p text:style-name="P3">agorc</text:p>
      <text:p text:style-name="P3">agorp</text:p>
      <text:p text:style-name="P3">phobiac</text:p>
      <text:p text:style-name="P3">phobiap</text:p>
      <text:p text:style-name="P3">cdcur</text:p>
      <text:p text:style-name="P3">ocdc</text:p>
      <text:p text:style-name="P3">ocdpast</text:p>
      <text:p text:style-name="P3">ocdp</text:p>
      <text:p text:style-name="P3">ocdgenc</text:p>
      <text:p text:style-name="P3">ocdgenp</text:p>
      <text:p text:style-name="P3">ocdsubc</text:p>
      <text:p text:style-name="P3">ocdsubp</text:p>
      <text:p text:style-name="P3">ptsdcur</text:p>
      <text:p text:style-name="P3">ptsdc</text:p>
      <text:p text:style-name="P3">ptsdpast</text:p>
      <text:p text:style-name="P3"><text:soft-page-break/>ptsdp</text:p>
      <text:p text:style-name="P3">lcdepc</text:p>
      <text:p text:style-name="P3">alcdepp</text:p>
      <text:p text:style-name="P3">alcabusc</text:p>
      <text:p text:style-name="P3">alcabusp</text:p>
      <text:p text:style-name="P3">drugdepc</text:p>
      <text:p text:style-name="P3">drugdepp</text:p>
      <text:p text:style-name="P3">drugabc</text:p>
      <text:p text:style-name="P3">drugabp</text:p>
      <text:p text:style-name="P3">psychp</text:p>
      <text:p text:style-name="P3">bpsychp</text:p>
      <text:p text:style-name="P3">psychp</text:p>
      <text:p text:style-name="P3">psychc</text:p>
      <text:p text:style-name="P3">bpsychc</text:p>
      <text:p text:style-name="P3">ipsychc</text:p>
      <text:p text:style-name="P3">schizc</text:p>
      <text:p text:style-name="P3">schizp</text:p>
      <text:p text:style-name="P3">schaffc</text:p>
      <text:p text:style-name="P3">schaffp</text:p>
      <text:p text:style-name="P3">schphrc</text:p>
      <text:p text:style-name="P3">chphrp</text:p>
      <text:p text:style-name="P3">deldisc</text:p>
      <text:p text:style-name="P3">deldisp</text:p>
      <text:p text:style-name="P3">psygenc</text:p>
      <text:p text:style-name="P3">psygenp</text:p>
      <text:p text:style-name="P3">psysubc</text:p>
      <text:p text:style-name="P3">psysubp</text:p>
      <text:p text:style-name="P3">psynosc</text:p>
      <text:p text:style-name="P3">psynosp</text:p>
      <text:p text:style-name="P3">moodnosp</text:p>
      <text:p text:style-name="P3">deppsyc</text:p>
      <text:p text:style-name="P3">deppsyp</text:p>
      <text:p text:style-name="P3">bulpurgc</text:p>
      <text:p text:style-name="P3">bulpurgp</text:p>
      <text:p text:style-name="P3">bulnonpc</text:p>
      <text:p text:style-name="P3">bulnonpp</text:p>
      <text:p text:style-name="P3">anbingec</text:p>
      <text:p text:style-name="P3">anbingep</text:p>
      <text:p text:style-name="P3">anrestrc</text:p>
      <text:p text:style-name="P3">anrestrp</text:p>
      <text:p text:style-name="P3">genanxc</text:p>
      <text:p text:style-name="P3">genanxp</text:p>
      <text:p text:style-name="P3">ganxgenc</text:p>
      <text:p text:style-name="P3">anxgenp</text:p>
      <text:p text:style-name="P3">gadsubc</text:p>
      <text:p text:style-name="P3">gadsubp</text:p>
      <text:p text:style-name="P3">addkidc</text:p>
      <text:p text:style-name="P3">addkidp</text:p>
      <text:p text:style-name="P3">addadltc</text:p>
      <text:p text:style-name="P3">addadltp</text:p>
      <text:p text:style-name="P3"/>
      <text:p text:style-name="P3"/>
      <text:p text:style-name="P3"><text:soft-page-break/></text:p>
      <text:p text:style-name="P2">Casos específicos:</text:p>
      <text:p text:style-name="P2"/>
      <text:p text:style-name="P4">depsleepcat</text:p>
      <text:p text:style-name="P4"/>
      <text:p text:style-name="P14"><text:span text:style-name="T8">0 = </text:span>"Any sleep decrease", </text:p>
      <text:p text:style-name="P14"><text:span text:style-name="T8">1 = </text:span>"Any sleep increase", </text:p>
      <text:p text:style-name="P14"><text:span text:style-name="T8">2 = </text:span>"Sleep decrease &lt; 1 hr/d from normal",</text:p>
      <text:p text:style-name="P14"><text:span text:style-name="T8">3 = </text:span>"Sleep decrease &gt;= 1 hr/d from normal", </text:p>
      <text:p text:style-name="P14"><text:span text:style-name="T8">4 = </text:span>"Sleep decrease below 50% of normal", </text:p>
      <text:p text:style-name="P14"><text:span text:style-name="T8">5 = </text:span>"Sleep decrease to 50% of normal",</text:p>
      <text:p text:style-name="P14"><text:span text:style-name="T8">6 = </text:span>"Sleep increase &lt; 1 hr/d from normal", </text:p>
      <text:p text:style-name="P14"><text:span text:style-name="T8">7 = </text:span>"Sleep increase &gt;= 1 hr/d from normal", </text:p>
      <text:p text:style-name="P14"><text:span text:style-name="T8">8 = </text:span>"Sleep increase 50% above normal",</text:p>
      <text:p text:style-name="P14"><text:span text:style-name="T8">9 = </text:span>"Sleep increase up to 50% of normal", </text:p>
      <text:p text:style-name="P14"><text:span text:style-name="T8">10 = </text:span>"Sleep normal"</text:p>
      <text:p text:style-name="P14"><text:s/>-1 <text:span text:style-name="T5">= “N/A”</text:span></text:p>
      <text:p text:style-name="P14">-2 <text:span text:style-name="T5">= “Unknown”</text:span> </text:p>
      <text:p text:style-name="P4"/>
      <text:p text:style-name="P4">depsicat</text:p>
      <text:p text:style-name="P4"/>
      <text:p text:style-name="P14"><text:span text:style-name="T8">0 = </text:span>"Nearly every day, persistent",</text:p>
      <text:p text:style-name="P14"><text:span text:style-name="T8">1 = </text:span>"Nearly every day, persistent, death thoughts",</text:p>
      <text:p text:style-name="P14"><text:span text:style-name="T8">2 = </text:span>"Nearly every day, persistent, LNWL", </text:p>
      <text:p text:style-name="P14"><text:span text:style-name="T8">3 = </text:span>"Nearly every day, persistent, LNWL, death thoughts",</text:p>
      <text:p text:style-name="P14"><text:span text:style-name="T8">4 = </text:span>"Nearly every day, persistent, suicidal thoughts, urges to self harm", </text:p>
      <text:p text:style-name="P14"><text:span text:style-name="T8">5 = </text:span>"No suicide ideation", </text:p>
      <text:p text:style-name="P14"><text:span text:style-name="T8">6 = </text:span>"Persistent, death thoughts",</text:p>
      <text:p text:style-name="P14"><text:span text:style-name="T8">7 = </text:span>"Persistent, LNWL, death thoughts",</text:p>
      <text:p text:style-name="P14"><text:span text:style-name="T8">8 = </text:span>"Persistent, LNWL, suicidal thoughts”,</text:p>
      <text:p text:style-name="P14"><text:span text:style-name="T8">9 = </text:span>"Persistent, suicidal thoughts",</text:p>
      <text:p text:style-name="P14"><text:span text:style-name="T8">10 = </text:span>"Rare fleeting",</text:p>
      <text:p text:style-name="P14"><text:span text:style-name="T8">11 = </text:span>"Rare fleeting, death thoughts", </text:p>
      <text:p text:style-name="P14"><text:span text:style-name="T8">12 = </text:span>"Rare fleeting, LNWL”,</text:p>
      <text:p text:style-name="P14"><text:span text:style-name="T8">13 = </text:span>"Rare fleeting, LNWL, death thoughts",</text:p>
      <text:p text:style-name="P14"><text:span text:style-name="T8">14 = </text:span>"Rare fleeting, LNWL, suicidal thoughts",</text:p>
      <text:p text:style-name="P14"><text:span text:style-name="T8">15 = </text:span>"Several days, brief, LNWL, suicidal thoughts",</text:p>
      <text:p text:style-name="P14"><text:span text:style-name="T8">16 = </text:span>"Several days, brief, suicidal thoughts", </text:p>
      <text:p text:style-name="P14"><text:span text:style-name="T8">17 = </text:span>"Several days, fleeting",</text:p>
      <text:p text:style-name="P14"><text:span text:style-name="T8">18 = </text:span>"Several days, fleeting, LNWL",</text:p>
      <text:p text:style-name="P14"><text:span text:style-name="T8">19 = </text:span>"Several days, fleeting, LNWL, death thoughts",</text:p>
      <text:p text:style-name="P14"><text:span text:style-name="T8">20 = </text:span>"Several days, fleeting, LNWL, suicidal thoughts",</text:p>
      <text:p text:style-name="P14"><text:span text:style-name="T8">21 = </text:span>"Several days, fleeting, suicidal thoughts",</text:p>
      <text:p text:style-name="P14"><text:span text:style-name="T8">22 = </text:span>"Several days, fleeting/persistent, LNWL, death/suicidal thoughts",</text:p>
      <text:p text:style-name="P14"><text:span text:style-name="T8">23 = </text:span>"Several days, persistent, death thoughts",</text:p>
      <text:p text:style-name="P4"><text:span text:style-name="T8">24 = </text:span>"Several days, persistent/brief, LNWL, death/suicidal thoughts"</text:p>
      <text:p text:style-name="P14"><text:s/>-1 <text:span text:style-name="T5">= “N/A”</text:span></text:p>
      <text:p text:style-name="P14">-2 <text:span text:style-name="T5">= “Unknown”</text:span> </text:p>
      <text:p text:style-name="P4"/>
      <text:p text:style-name="P4"/>
      <text:p text:style-name="P4"/>
      <text:p text:style-name="P4"/>
      <text:p text:style-name="P6"><text:soft-page-break/>dage1stcat - </text:p>
      <text:p text:style-name="P6"/>
      <text:p text:style-name="P5"><text:span text:style-name="T5">1 = </text:span>"[0,5)"</text:p>
      <text:p text:style-name="P5"><text:span text:style-name="T5">2 =</text:span> "[10,15)"</text:p>
      <text:p text:style-name="P5"><text:span text:style-name="T5">3 = </text:span>"[15,20)"</text:p>
      <text:p text:style-name="P5"><text:span text:style-name="T5">4 = </text:span>"[20,25)"</text:p>
      <text:p text:style-name="P5"><text:span text:style-name="T5">5 = </text:span>"[25,30)"</text:p>
      <text:p text:style-name="P5"><text:span text:style-name="T5">6 =</text:span> "[30,35)"</text:p>
      <text:p text:style-name="P5"><text:span text:style-name="T5">7 = </text:span>"[35,40)"</text:p>
      <text:p text:style-name="P5"><text:span text:style-name="T5">8 =</text:span> "[40,45)"</text:p>
      <text:p text:style-name="P5"><text:span text:style-name="T5">9 = </text:span>"[45,50)"</text:p>
      <text:p text:style-name="P5"><text:span text:style-name="T5">10 = </text:span>"[5,10)"</text:p>
      <text:p text:style-name="P5"><text:span text:style-name="T5">11 =</text:span> "[50,55)"</text:p>
      <text:p text:style-name="P5"><text:span text:style-name="T5">12 =</text:span> "[55,60)"</text:p>
      <text:p text:style-name="P5"><text:span text:style-name="T5">13 =</text:span> "[60,65)"</text:p>
      <text:p text:style-name="P5"><text:span text:style-name="T5">14 =</text:span> "[65,70)"</text:p>
      <text:p text:style-name="P5"><text:span text:style-name="T5">15 =</text:span> "[70,71]"</text:p>
      <text:p text:style-name="P5"><text:s/>-1 <text:span text:style-name="T5">= “N/A”</text:span></text:p>
      <text:p text:style-name="P5">-2 <text:span text:style-name="T5">= “Unknown”</text:span> </text:p>
      <text:p text:style-name="P4"/>
      <text:p text:style-name="P6">mage1stcat - </text:p>
      <text:p text:style-name="P6"/>
      <text:p text:style-name="P15"><text:span text:style-name="T8">1 =</text:span> "[0,5)"</text:p>
      <text:p text:style-name="P15"><text:span text:style-name="T8">2 =</text:span> "[10,15)"</text:p>
      <text:p text:style-name="P15"><text:span text:style-name="T8">3 = </text:span>"[15,20)"</text:p>
      <text:p text:style-name="P15"><text:span text:style-name="T8">4 = </text:span>"[20,25)"</text:p>
      <text:p text:style-name="P15"><text:span text:style-name="T8">5 = </text:span>"[25,30)”</text:p>
      <text:p text:style-name="P15"><text:span text:style-name="T8">6 = </text:span>"[30,35)"</text:p>
      <text:p text:style-name="P15"><text:span text:style-name="T8">7 = </text:span>"[35,40)"</text:p>
      <text:p text:style-name="P15"><text:span text:style-name="T8">8 = </text:span>"[40,45)"</text:p>
      <text:p text:style-name="P15"><text:span text:style-name="T8">9 = </text:span>"[45,50)"</text:p>
      <text:p text:style-name="P15"><text:span text:style-name="T8">10 = </text:span>"[5,10)"</text:p>
      <text:p text:style-name="P15"><text:span text:style-name="T8">11 = </text:span>"[50,55)"</text:p>
      <text:p text:style-name="P15"><text:span text:style-name="T8">12 = </text:span>"[55,60)"</text:p>
      <text:p text:style-name="P15"><text:span text:style-name="T8">13 = </text:span>"[60,65)"</text:p>
      <text:p text:style-name="P15"><text:span text:style-name="T8">14 = </text:span>"[65,70)"</text:p>
      <text:p text:style-name="P15"><text:span text:style-name="T8">15 = </text:span>"[70,73]"</text:p>
      <text:p text:style-name="P15">-1 <text:span text:style-name="T8">= “N/A”</text:span></text:p>
      <text:p text:style-name="P15">-<text:span text:style-name="T8">2 = “Unknown”</text:span> <text:s/></text:p>
      <text:p text:style-name="P4"/>
      <text:p text:style-name="P6">clinstat - </text:p>
      <text:p text:style-name="P6"/>
      <text:p text:style-name="P16"><text:span text:style-name="T10">1 = </text:span>"Continued Sxs"</text:p>
      <text:p text:style-name="P16"><text:span text:style-name="T10">2 = </text:span>"Depression"</text:p>
      <text:p text:style-name="P16"><text:span text:style-name="T10">3 = </text:span>"Hypomania"</text:p>
      <text:p text:style-name="P16"><text:span text:style-name="T10">4 = </text:span>"Mania" <text:s text:c="7"/></text:p>
      <text:p text:style-name="P16"><text:span text:style-name="T10">5 = </text:span>"Mixed/Cycling"</text:p>
      <text:p text:style-name="P16"><text:span text:style-name="T10">6 = </text:span>"Recovered"</text:p>
      <text:p text:style-name="P16"><text:span text:style-name="T10">7 = </text:span>"Recovering"</text:p>
      <text:p text:style-name="P16"><text:span text:style-name="T10">8 = </text:span>"Roughening" </text:p>
      <text:p text:style-name="P6">-2 <text:span text:style-name="T10">= “Unknown”</text:span></text:p>
      <text:p text:style-name="P6"/>
      <text:p text:style-name="P7"><text:soft-page-break/>manlast -</text:p>
      <text:p text:style-name="P7"/>
      <text:p text:style-name="P7">0 = “0”</text:p>
      <text:p text:style-name="P7">1 = “1”</text:p>
      <text:p text:style-name="P7">2 = “2”</text:p>
      <text:p text:style-name="P7">3 = "[3,5)"</text:p>
      <text:p text:style-name="P7">4 = "[5,10)"</text:p>
      <text:p text:style-name="P7">5 = "[10,20)"</text:p>
      <text:p text:style-name="P7">6 = "[20,50)"</text:p>
      <text:p text:style-name="P17">7 = "[50,98]"</text:p>
      <text:p text:style-name="P17">-<text:span text:style-name="T9">1</text:span> = “<text:span text:style-name="T9">N/A</text:span>”</text:p>
      <text:p text:style-name="P7">-2 = “Unknown”</text:p>
      <text:p text:style-name="P4"/>
      <text:p text:style-name="P9">deppast -</text:p>
      <text:p text:style-name="P9"/>
      <text:p text:style-name="P8">0 = “0”</text:p>
      <text:p text:style-name="P8">1 = “1”</text:p>
      <text:p text:style-name="P8">2 = “2”</text:p>
      <text:p text:style-name="P8">3 = "[3,5)"</text:p>
      <text:p text:style-name="P8">4 = "[5,10)"</text:p>
      <text:p text:style-name="P8">5 = "[10,20)"</text:p>
      <text:p text:style-name="P8">6 = "[20,50<text:span text:style-name="T6">]</text:span>"</text:p>
      <text:p text:style-name="P8">-2 = “Unknown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6:55:19.748000000</meta:creation-date>
    <meta:generator>LibreOffice/6.1.4.2$Windows_X86_64 LibreOffice_project/9d0f32d1f0b509096fd65e0d4bec26ddd1938fd3</meta:generator>
    <dc:date>2018-12-18T20:30:53.112000000</dc:date>
    <meta:editing-duration>PT46M56S</meta:editing-duration>
    <meta:editing-cycles>12</meta:editing-cycles>
    <meta:document-statistic meta:table-count="0" meta:image-count="0" meta:object-count="0" meta:page-count="5" meta:paragraph-count="207" meta:word-count="590" meta:character-count="3288" meta:non-whitespace-character-count="2873"/>
  </office:meta>
</office:document-meta>
</file>